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0000ee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a xlink:type="simple" xlink:href="https://colab.research.google.com/drive/18OJnEcXEdATwUYVvxsl9mIVo3edTsoaD?usp=sharing" text:style-name="ListLabel_20_1" text:visited-style-name="ListLabel_20_1"><text:span text:style-name="T1">MASTERY PROJECT**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000ee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2" meta:character-count="17" meta:non-whitespace-character-count="16"/>
    <meta:generator>LibreOfficeDev/6.0.5.2$Linux_X86_64 LibreOffice_project/</meta:generator>
  </office:meta>
</office:document-meta>
</file>